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uavaCodec.deserialze( DefaultJSONParser parser , Type type , Object fiel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uava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avaCodec.write( JSONSerializer serializer , Object object , Object fieldName , Type fieldType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